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6fcc" officeooo:paragraph-rsid="001a6fcc"/>
    </style:style>
    <style:style style:name="P2" style:family="paragraph" style:parent-style-name="Standard">
      <style:paragraph-properties fo:text-align="justify" style:justify-single-word="false"/>
      <style:text-properties officeooo:rsid="001a6fcc" officeooo:paragraph-rsid="00335248"/>
    </style:style>
    <style:style style:name="P3" style:family="paragraph" style:parent-style-name="Standard">
      <style:paragraph-properties fo:text-align="justify" style:justify-single-word="false"/>
      <style:text-properties officeooo:rsid="001a6fcc" officeooo:paragraph-rsid="003a3ffa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8c4dd7" officeooo:paragraph-rsid="008c4dd7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8c4dd7" officeooo:paragraph-rsid="008cb465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48b470" officeooo:paragraph-rsid="003a3ffa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522353" officeooo:paragraph-rsid="003a3ffa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662bf3" officeooo:paragraph-rsid="00639775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501810" officeooo:paragraph-rsid="003a3ffa" style:font-style-asian="normal" style:font-style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522353" officeooo:paragraph-rsid="00522353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564dec" officeooo:paragraph-rsid="00564dec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639775" officeooo:paragraph-rsid="00639775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8287d2" officeooo:paragraph-rsid="008287d2"/>
    </style:style>
    <style:style style:name="T1" style:family="text">
      <style:text-properties officeooo:rsid="001fafa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fafad" style:font-style-asian="italic" style:font-style-complex="italic"/>
    </style:style>
    <style:style style:name="T5" style:family="text">
      <style:text-properties fo:font-style="italic" officeooo:rsid="004a4c1e" style:font-style-asian="italic" style:font-style-complex="italic"/>
    </style:style>
    <style:style style:name="T6" style:family="text">
      <style:text-properties fo:font-style="italic" officeooo:rsid="0055a132" style:font-style-asian="italic" style:font-style-complex="italic"/>
    </style:style>
    <style:style style:name="T7" style:family="text">
      <style:text-properties fo:font-style="italic" officeooo:rsid="007deca5" style:font-style-asian="italic" style:font-style-complex="italic"/>
    </style:style>
    <style:style style:name="T8" style:family="text">
      <style:text-properties fo:font-style="italic" officeooo:rsid="00662bf3" style:font-style-asian="italic" style:font-style-complex="italic"/>
    </style:style>
    <style:style style:name="T9" style:family="text">
      <style:text-properties fo:font-style="italic" fo:font-weight="bold" officeooo:rsid="001fafa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7deca5" style:font-style-asian="italic" style:font-weight-asian="bold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fafad" style:font-style-asian="normal" style:font-style-complex="normal"/>
    </style:style>
    <style:style style:name="T13" style:family="text">
      <style:text-properties fo:font-style="normal" officeooo:rsid="003cfd07" style:font-style-asian="normal" style:font-style-complex="normal"/>
    </style:style>
    <style:style style:name="T14" style:family="text">
      <style:text-properties fo:font-style="normal" officeooo:rsid="003e4d3b" style:font-style-asian="normal" style:font-style-complex="normal"/>
    </style:style>
    <style:style style:name="T15" style:family="text">
      <style:text-properties fo:font-style="normal" officeooo:rsid="0040a596" style:font-style-asian="normal" style:font-style-complex="normal"/>
    </style:style>
    <style:style style:name="T16" style:family="text">
      <style:text-properties fo:font-style="normal" officeooo:rsid="0042ecc3" style:font-style-asian="normal" style:font-style-complex="normal"/>
    </style:style>
    <style:style style:name="T17" style:family="text">
      <style:text-properties fo:font-style="normal" officeooo:rsid="004378ea" style:font-style-asian="normal" style:font-style-complex="normal"/>
    </style:style>
    <style:style style:name="T18" style:family="text">
      <style:text-properties fo:font-style="normal" officeooo:rsid="004401e5" style:font-style-asian="normal" style:font-style-complex="normal"/>
    </style:style>
    <style:style style:name="T19" style:family="text">
      <style:text-properties fo:font-style="normal" officeooo:rsid="0044d114" style:font-style-asian="normal" style:font-style-complex="normal"/>
    </style:style>
    <style:style style:name="T20" style:family="text">
      <style:text-properties fo:font-style="normal" officeooo:rsid="004831b4" style:font-style-asian="normal" style:font-style-complex="normal"/>
    </style:style>
    <style:style style:name="T21" style:family="text">
      <style:text-properties fo:font-style="normal" officeooo:rsid="0048b470" style:font-style-asian="normal" style:font-style-complex="normal"/>
    </style:style>
    <style:style style:name="T22" style:family="text">
      <style:text-properties fo:font-style="normal" officeooo:rsid="004a4c1e" style:font-style-asian="normal" style:font-style-complex="normal"/>
    </style:style>
    <style:style style:name="T23" style:family="text">
      <style:text-properties fo:font-style="normal" officeooo:rsid="004c2116" style:font-style-asian="normal" style:font-style-complex="normal"/>
    </style:style>
    <style:style style:name="T24" style:family="text">
      <style:text-properties fo:font-style="normal" officeooo:rsid="004d5678" style:font-style-asian="normal" style:font-style-complex="normal"/>
    </style:style>
    <style:style style:name="T25" style:family="text">
      <style:text-properties fo:font-style="normal" officeooo:rsid="004d8276" style:font-style-asian="normal" style:font-style-complex="normal"/>
    </style:style>
    <style:style style:name="T26" style:family="text">
      <style:text-properties fo:font-style="normal" officeooo:rsid="004e6db4" style:font-style-asian="normal" style:font-style-complex="normal"/>
    </style:style>
    <style:style style:name="T27" style:family="text">
      <style:text-properties fo:font-style="normal" officeooo:rsid="00501810" style:font-style-asian="normal" style:font-style-complex="normal"/>
    </style:style>
    <style:style style:name="T28" style:family="text">
      <style:text-properties fo:font-style="normal" officeooo:rsid="0050d784" style:font-style-asian="normal" style:font-style-complex="normal"/>
    </style:style>
    <style:style style:name="T29" style:family="text">
      <style:text-properties fo:font-style="normal" officeooo:rsid="00522353" style:font-style-asian="normal" style:font-style-complex="normal"/>
    </style:style>
    <style:style style:name="T30" style:family="text">
      <style:text-properties fo:font-style="normal" officeooo:rsid="0053419d" style:font-style-asian="normal" style:font-style-complex="normal"/>
    </style:style>
    <style:style style:name="T31" style:family="text">
      <style:text-properties fo:font-style="normal" officeooo:rsid="0053c187" style:font-style-asian="normal" style:font-style-complex="normal"/>
    </style:style>
    <style:style style:name="T32" style:family="text">
      <style:text-properties fo:font-style="normal" officeooo:rsid="0054681d" style:font-style-asian="normal" style:font-style-complex="normal"/>
    </style:style>
    <style:style style:name="T33" style:family="text">
      <style:text-properties fo:font-style="normal" officeooo:rsid="0055a132" style:font-style-asian="normal" style:font-style-complex="normal"/>
    </style:style>
    <style:style style:name="T34" style:family="text">
      <style:text-properties fo:font-style="normal" officeooo:rsid="0056aa24" style:font-style-asian="normal" style:font-style-complex="normal"/>
    </style:style>
    <style:style style:name="T35" style:family="text">
      <style:text-properties fo:font-style="normal" officeooo:rsid="0057f40b" style:font-style-asian="normal" style:font-style-complex="normal"/>
    </style:style>
    <style:style style:name="T36" style:family="text">
      <style:text-properties fo:font-style="normal" officeooo:rsid="005ae3ff" style:font-style-asian="normal" style:font-style-complex="normal"/>
    </style:style>
    <style:style style:name="T37" style:family="text">
      <style:text-properties fo:font-style="normal" officeooo:rsid="005bdc22" style:font-style-asian="normal" style:font-style-complex="normal"/>
    </style:style>
    <style:style style:name="T38" style:family="text">
      <style:text-properties fo:font-style="normal" officeooo:rsid="005cfe11" style:font-style-asian="normal" style:font-style-complex="normal"/>
    </style:style>
    <style:style style:name="T39" style:family="text">
      <style:text-properties fo:font-style="normal" officeooo:rsid="005d1e2a" style:font-style-asian="normal" style:font-style-complex="normal"/>
    </style:style>
    <style:style style:name="T40" style:family="text">
      <style:text-properties fo:font-style="normal" officeooo:rsid="005e7deb" style:font-style-asian="normal" style:font-style-complex="normal"/>
    </style:style>
    <style:style style:name="T41" style:family="text">
      <style:text-properties fo:font-style="normal" officeooo:rsid="005f703a" style:font-style-asian="normal" style:font-style-complex="normal"/>
    </style:style>
    <style:style style:name="T42" style:family="text">
      <style:text-properties fo:font-style="normal" officeooo:rsid="00639775" style:font-style-asian="normal" style:font-style-complex="normal"/>
    </style:style>
    <style:style style:name="T43" style:family="text">
      <style:text-properties fo:font-style="normal" officeooo:rsid="00642c36" style:font-style-asian="normal" style:font-style-complex="normal"/>
    </style:style>
    <style:style style:name="T44" style:family="text">
      <style:text-properties fo:font-style="normal" officeooo:rsid="00662bf3" style:font-style-asian="normal" style:font-style-complex="normal"/>
    </style:style>
    <style:style style:name="T45" style:family="text">
      <style:text-properties fo:font-style="normal" officeooo:rsid="0079c66c" style:font-style-asian="normal" style:font-style-complex="normal"/>
    </style:style>
    <style:style style:name="T46" style:family="text">
      <style:text-properties fo:font-style="normal" officeooo:rsid="007c3e1e" style:font-style-asian="normal" style:font-style-complex="normal"/>
    </style:style>
    <style:style style:name="T47" style:family="text">
      <style:text-properties fo:font-style="normal" officeooo:rsid="007deca5" style:font-style-asian="normal" style:font-style-complex="normal"/>
    </style:style>
    <style:style style:name="T48" style:family="text">
      <style:text-properties fo:font-style="normal" officeooo:rsid="007fb19c" style:font-style-asian="normal" style:font-style-complex="normal"/>
    </style:style>
    <style:style style:name="T49" style:family="text">
      <style:text-properties fo:font-style="normal" officeooo:rsid="0085e849" style:font-style-asian="normal" style:font-style-complex="normal"/>
    </style:style>
    <style:style style:name="T50" style:family="text">
      <style:text-properties fo:font-style="normal" officeooo:rsid="0085ee01" style:font-style-asian="normal" style:font-style-complex="normal"/>
    </style:style>
    <style:style style:name="T51" style:family="text">
      <style:text-properties fo:font-style="normal" officeooo:rsid="00865e58" style:font-style-asian="normal" style:font-style-complex="normal"/>
    </style:style>
    <style:style style:name="T52" style:family="text">
      <style:text-properties fo:font-style="normal" officeooo:rsid="0087bef0" style:font-style-asian="normal" style:font-style-complex="normal"/>
    </style:style>
    <style:style style:name="T53" style:family="text">
      <style:text-properties fo:font-style="normal" officeooo:rsid="00976cfa" style:font-style-asian="normal" style:font-style-complex="normal"/>
    </style:style>
    <style:style style:name="T54" style:family="text">
      <style:text-properties officeooo:rsid="008cb4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2">Metodologia</text:span> </text:p>
      <text:p text:style-name="P1"/>
      <text:p text:style-name="P1"/>
      <text:p text:style-name="P2"><text:tab/>Para o desenvolvimento deste trabalho, <text:span text:style-name="T1">múltiplas abordagens inspiradas nos gerenciamento de espaços livres de um sistema operacional foram utilizadas para a escolha das máquinas onde as operações das tarefas iriam executar, que possibilitou chegar em resultados próximos do ótimo para os arquivos 8x8, 10x10 e no ótimo para os arquivos 3x3 e 4x5.</text:span></text:p>
      <text:p text:style-name="P2"/>
      <text:p text:style-name="P3"><text:span text:style-name="T1"><text:tab/>Além do método puramente aleatório, buscou-se adaptar os algoritmos </text:span><text:span text:style-name="T9">Worst Fit</text:span><text:span text:style-name="T1"> (pior encaixe), </text:span><text:span text:style-name="T9">Best Fit</text:span><text:span text:style-name="T1">(melhor encaixe), </text:span><text:span text:style-name="T9">First Fit</text:span><text:span text:style-name="T1">(primeiro encaixe) de gerenciamento de memória para o problema </text:span><text:span text:style-name="T4">Flexible Job Shopt </text:span><text:span text:style-name="T45">e, </text:span><text:span text:style-name="T46">mais o algoritmo </text:span><text:span text:style-name="T10">Pior Permitido</text:span><text:span text:style-name="T12">. </text:span><text:span text:style-name="T13">Para que fosse possível a utilização de tais abordagens, </text:span><text:span text:style-name="T14">foi necessário que </text:span><text:span text:style-name="T15">manter uma </text:span><text:span text:style-name="T16">lista de espaços livres </text:span><text:span text:style-name="T17">e, para cada espaço, </text:span><text:span text:style-name="T18">avaliavou-se </text:span><text:span text:style-name="T19">a possibilidade </text:span><text:span text:style-name="T20">de alocar </text:span><text:span text:style-name="T47">uma operação para </text:span><text:span text:style-name="T48">a porção de tempo </text:span><text:span text:style-name="T53">disponível da máquina</text:span><text:span text:style-name="T21">.</text:span></text:p>
      <text:p text:style-name="P6"/>
      <text:p text:style-name="P3"><text:span text:style-name="T21"><text:tab/></text:span><text:span text:style-name="T22">Quando o gerador de números aleatórios seleciona o identificado </text:span><text:span text:style-name="T23">de uma das abordagens acima listadas</text:span><text:span text:style-name="T5">, </text:span><text:span text:style-name="T24">percorre-se, </text:span><text:span text:style-name="T25">por meio de um laço de repetição a listagem de espaços livres com o intuito de encontrar uma máquina que tenha tempo disponível e </text:span><text:span text:style-name="T26">que possibilite a execução da referida </text:span><text:span text:style-name="T27">operação. </text:span><text:span text:style-name="T28">A partir deste ponto, segue-se a</text:span><text:span text:style-name="T29">s </text:span><text:span text:style-name="T28">seguinte</text:span><text:span text:style-name="T29">s regras:</text:span></text:p>
      <text:p text:style-name="P7"/>
      <text:list xml:id="list3228800173546979357" text:style-name="L1">
        <text:list-item>
          <text:p text:style-name="P10"><text:span text:style-name="T3">Worst Fit</text:span><text:span text:style-name="T11"> – percorre-se </text:span><text:span text:style-name="T30">toda </text:span><text:span text:style-name="T11">a lista de espaços livres </text:span><text:span text:style-name="T30">com a intenção </text:span><text:span text:style-name="T11"><text:s/></text:span><text:span text:style-name="T30">verificar qual é </text:span><text:span text:style-name="T31">o espaço livre que </text:span><text:span text:style-name="T32">permite a execução da operação </text:span><text:span text:style-name="T33">e que deixe a maior quantidade de espaços livres.</text:span></text:p>
        </text:list-item>
        <text:list-item>
          <text:p text:style-name="P11"><text:span text:style-name="T6">B</text:span><text:span text:style-name="T3">est Fit</text:span><text:span text:style-name="T11"> – </text:span><text:span text:style-name="T34">neste algoritmo é necessário percorrer em tod</text:span><text:span text:style-name="T35">as </text:span><text:span text:style-name="T36">a lista de espaços livres </text:span><text:span text:style-name="T37">e aloca</text:span><text:span text:style-name="T38">r a operação </text:span><text:span text:style-name="T39">para </text:span><text:span text:style-name="T40">a máquina </text:span><text:span text:style-name="T41">que deixe o menor espaço livre </text:span><text:span text:style-name="T42">ou nenhum espaço livre.</text:span></text:p>
        </text:list-item>
        <text:list-item>
          <text:p text:style-name="P12"><text:span text:style-name="T3">First Fit</text:span><text:span text:style-name="T11"> – </text:span><text:span text:style-name="T43">nesta abordagem não é necessário percorrer toda a lista, pois a alocação ocorrerá no primeiro espaço livre que </text:span><text:span text:style-name="T44">for encontrado na lista de espaços livres. </text:span></text:p>
        </text:list-item>
        <text:list-item>
          <text:p text:style-name="P13"><text:span text:style-name="T8">P</text:span><text:span text:style-name="T3">ior Permitido</text:span><text:span text:style-name="T11"> – o algoritmo admite tenta otimizar as operações de uma determinada </text:span><text:span text:style-name="T49">tarefa </text:span><text:span text:style-name="T50">que tenham </text:span><text:span text:style-name="T51">o espaço livre </text:span><text:span text:style-name="T52">entre 2 operações superior a 1 unidade de tempo.</text:span><text:span text:style-name="T11"> </text:span></text:p>
        </text:list-item>
      </text:list>
      <text:p text:style-name="P8"/>
      <text:p text:style-name="P8"/>
      <text:p text:style-name="P9"><text:tab/></text:p>
      <text:p text:style-name="P5"><text:tab/>O código deste trabalho está hospedado no github no seguinte endereço: <text:a xlink:type="simple" xlink:href="https://github.com/geekaia/flexiblejobshopscilab.git" text:style-name="Internet_20_link" text:visited-style-name="Visited_20_Internet_20_Link"><text:span text:style-name="T54">https://github.com/geekaia/flexiblejobshopscilab.git</text:span></text:a>.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20:57:01.548095126</meta:creation-date>
    <meta:generator>LibreOffice/5.2.2.2$Linux_X86_64 LibreOffice_project/20m0$Build-2</meta:generator>
    <dc:date>2016-12-08T14:43:05.571716115</dc:date>
    <meta:editing-duration>PT4H57M4S</meta:editing-duration>
    <meta:editing-cycles>113</meta:editing-cycles>
    <meta:document-statistic meta:table-count="0" meta:image-count="0" meta:object-count="0" meta:page-count="1" meta:paragraph-count="10" meta:word-count="315" meta:character-count="2005" meta:non-whitespace-character-count="1689"/>
  </office:meta>
</office:document-meta>
</file>